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25-06-24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24-12-17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2768" calcext:value-type="float">
            <text:p>-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24-09-12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8344" calcext:value-type="float">
            <text:p>-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24-04-17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7528" calcext:value-type="float">
            <text:p>-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23-10-25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448" calcext:value-type="float">
            <text:p>-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23-07-20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164" calcext:value-type="float">
            <text:p>-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23-04-1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688" calcext:value-type="float">
            <text:p>-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23-01-04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212" calcext:value-type="float">
            <text:p>-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22-10-3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22-08-0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22-06-09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22-01-19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784" calcext:value-type="float">
            <text:p>-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21-11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21-03-2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0408" calcext:value-type="float">
            <text:p>-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20-12-1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8696" calcext:value-type="float">
            <text:p>-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20-02-0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4416" calcext:value-type="float">
            <text:p>-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9-11-07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9-07-16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7256" calcext:value-type="float">
            <text:p>-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9-04-1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5648" calcext:value-type="float">
            <text:p>-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8-11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4416" calcext:value-type="float">
            <text:p>-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8-07-06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8-04-17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1264" calcext:value-type="float">
            <text:p>-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8-02-1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4416" calcext:value-type="float">
            <text:p>-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7-11-20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9304" calcext:value-type="float">
            <text:p>-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7-08-22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8448" calcext:value-type="float">
            <text:p>-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6-10-25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0888" calcext:value-type="float">
            <text:p>-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6-08-17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8864" calcext:value-type="float">
            <text:p>-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6-05-19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5856" calcext:value-type="float">
            <text:p>-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6-03-02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168" calcext:value-type="float">
            <text:p>-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5-10-27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5-07-2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8968" calcext:value-type="float">
            <text:p>-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5-04-28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548" calcext:value-type="float">
            <text:p>-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5-02-1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452" calcext:value-type="float">
            <text:p>-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4-10-20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4-07-1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4-04-22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7296" calcext:value-type="float">
            <text:p>-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4-02-11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8736" calcext:value-type="float">
            <text:p>-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3-11-19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1056" calcext:value-type="float">
            <text:p>-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3-07-2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2496" calcext:value-type="float">
            <text:p>-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3-04-16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7944" calcext:value-type="float">
            <text:p>-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3-01-09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644" calcext:value-type="float">
            <text:p>-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2-10-16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1912" calcext:value-type="float">
            <text:p>-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2-07-1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5336" calcext:value-type="float">
            <text:p>-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2-04-03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8904" calcext:value-type="float">
            <text:p>-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2-01-25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88" calcext:value-type="float">
            <text:p>-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1-10-04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7672" calcext:value-type="float">
            <text:p>-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1-07-20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1-04-19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7464" calcext:value-type="float">
            <text:p>-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1-01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2432" calcext:value-type="float">
            <text:p>-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0-10-2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2768" calcext:value-type="float">
            <text:p>-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0-07-21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0-04-13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4416" calcext:value-type="float">
            <text:p>-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10-01-1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7568" calcext:value-type="float">
            <text:p>-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9-10-2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4584" calcext:value-type="float">
            <text:p>-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9-07-22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9-04-14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5856" calcext:value-type="float">
            <text:p>-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9-02-05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6608" calcext:value-type="float">
            <text:p>-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8-10-22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8-07-15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3416" calcext:value-type="float">
            <text:p>-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8-04-16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0408" calcext:value-type="float">
            <text:p>-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8-01-24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7-10-02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7-08-29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7-06-14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7-04-18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2328" calcext:value-type="float">
            <text:p>-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6-12-04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0344" calcext:value-type="float">
            <text:p>-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6-09-1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0784" calcext:value-type="float">
            <text:p>-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6-05-10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0784" calcext:value-type="float">
            <text:p>-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6-02-0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5104" calcext:value-type="float">
            <text:p>-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5-11-0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0784" calcext:value-type="float">
            <text:p>-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5-09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32" calcext:value-type="float">
            <text:p>-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5-05-10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0992" calcext:value-type="float">
            <text:p>-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5-01-2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1952" calcext:value-type="float">
            <text:p>-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4-12-0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0304" calcext:value-type="float">
            <text:p>-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4-09-2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356" calcext:value-type="float">
            <text:p>-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6128" calcext:value-type="float">
            <text:p>-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4-02-1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596" calcext:value-type="float">
            <text:p>-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3-10-2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496" calcext:value-type="float">
            <text:p>-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3-07-25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1056" calcext:value-type="float">
            <text:p>-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3-04-3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548" calcext:value-type="float">
            <text:p>-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3-02-2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788" calcext:value-type="float">
            <text:p>-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2-10-17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2-07-23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2-04-26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4792" calcext:value-type="float">
            <text:p>-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2-01-18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1-10-2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1-07-2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7112" calcext:value-type="float">
            <text:p>-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1-04-24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1848" calcext:value-type="float">
            <text:p>-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1-01-17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212" calcext:value-type="float">
            <text:p>-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0-10-17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924" calcext:value-type="float">
            <text:p>-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0-08-02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0-06-13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1744" calcext:value-type="float">
            <text:p>-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2000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1096" calcext:value-type="float">
            <text:p>-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99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2704" calcext:value-type="float">
            <text:p>-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9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32" calcext:value-type="float">
            <text:p>-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9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4728" calcext:value-type="float">
            <text:p>-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9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876" calcext:value-type="float">
            <text:p>-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9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9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98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168" calcext:value-type="float">
            <text:p>-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9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1952" calcext:value-type="float">
            <text:p>-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97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916" calcext:value-type="float">
            <text:p>-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9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97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548" calcext:value-type="float">
            <text:p>-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96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216" calcext:value-type="float">
            <text:p>-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4416" calcext:value-type="float">
            <text:p>-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9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4688" calcext:value-type="float">
            <text:p>-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7672" calcext:value-type="float">
            <text:p>-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9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6944" calcext:value-type="float">
            <text:p>-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95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3664" calcext:value-type="float">
            <text:p>-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9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94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3872" calcext:value-type="float">
            <text:p>-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9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93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5104" calcext:value-type="float">
            <text:p>-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9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308" calcext:value-type="float">
            <text:p>-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92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2328" calcext:value-type="float">
            <text:p>-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9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32" calcext:value-type="float">
            <text:p>-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9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0304" calcext:value-type="float">
            <text:p>-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9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9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5" calcext:value-type="float">
            <text:p>-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9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3768" calcext:value-type="float">
            <text:p>-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9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7904" calcext:value-type="float">
            <text:p>-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5584" calcext:value-type="float">
            <text:p>-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8864" calcext:value-type="float">
            <text:p>-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1096" calcext:value-type="float">
            <text:p>-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8424" calcext:value-type="float">
            <text:p>-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7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9552" calcext:value-type="float">
            <text:p>-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624" calcext:value-type="float">
            <text:p>-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7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072" calcext:value-type="float">
            <text:p>-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7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976" calcext:value-type="float">
            <text:p>-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6-10-2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6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02" calcext:value-type="float">
            <text:p>-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6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88" calcext:value-type="float">
            <text:p>-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6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5376" calcext:value-type="float">
            <text:p>-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5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8904" calcext:value-type="float">
            <text:p>-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928" calcext:value-type="float">
            <text:p>-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5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5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2224" calcext:value-type="float">
            <text:p>-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5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976" calcext:value-type="float">
            <text:p>-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4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4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7944" calcext:value-type="float">
            <text:p>-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5856" calcext:value-type="float">
            <text:p>-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3288" calcext:value-type="float">
            <text:p>-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3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3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9664" calcext:value-type="float">
            <text:p>-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3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3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656" calcext:value-type="float">
            <text:p>-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3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3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0408" calcext:value-type="float">
            <text:p>-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7424" calcext:value-type="float">
            <text:p>-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3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5104" calcext:value-type="float">
            <text:p>-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9008" calcext:value-type="float">
            <text:p>-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26" calcext:value-type="float">
            <text:p>-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2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308" calcext:value-type="float">
            <text:p>-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2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784" calcext:value-type="float">
            <text:p>-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2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024" calcext:value-type="float">
            <text:p>-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1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9304" calcext:value-type="float">
            <text:p>-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1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016" calcext:value-type="float">
            <text:p>-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1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0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0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1704" calcext:value-type="float">
            <text:p>-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0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0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64" calcext:value-type="float">
            <text:p>-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116" calcext:value-type="float">
            <text:p>-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80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79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7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7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7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7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7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79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79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4248" calcext:value-type="float">
            <text:p>-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7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7112" calcext:value-type="float">
            <text:p>-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79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8488" calcext:value-type="float">
            <text:p>-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7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7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78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7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7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7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7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7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7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7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7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8968" calcext:value-type="float">
            <text:p>-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7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4688" calcext:value-type="float">
            <text:p>-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7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876" calcext:value-type="float">
            <text:p>-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77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4076382301</text:p>
          </table:table-cell>
          <table:table-cell office:value-type="string" calcext:value-type="string">
            <text:p>57B <text:s/>8</text:p>
          </table:table-cell>
          <table:table-cell office:value-type="string" calcext:value-type="string">
            <text:p>197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0" meta:object-count="0"/>
    <meta:user-defined meta:name="AppVersion">3.0</meta:user-defined>
  </office:meta>
</office:document-meta>
</file>